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6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1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23.1pt" style:use-optimal-row-height="false" fo:break-before="auto"/>
    </style:style>
    <style:style style:name="ro9" style:family="table-row">
      <style:table-row-properties style:row-height="21.4pt" style:use-optimal-row-height="false" fo:break-before="auto"/>
    </style:style>
    <style:style style:name="ro10" style:family="table-row">
      <style:table-row-properties style:row-height="24.9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8.1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ro14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table:style-name="ce50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4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1" table:style-name="ce51">
            <text:p>7,741</text:p>
          </table:table-cell>
          <table:table-cell office:value-type="float" office:value="142705" table:style-name="ce51">
            <text:p>142,705</text:p>
          </table:table-cell>
          <table:table-cell office:value-type="float" office:value="9004362" table:style-name="ce51">
            <text:p>9,004,362</text:p>
          </table:table-cell>
          <table:table-cell office:value-type="float" office:value="23430948" table:style-name="ce51">
            <text:p>23,430,948</text:p>
          </table:table-cell>
          <table:table-cell office:value-type="float" office:value="11606628" table:style-name="ce51">
            <text:p>11,606,628</text:p>
          </table:table-cell>
          <table:table-cell office:value-type="float" office:value="11824320" table:style-name="ce51">
            <text:p>11,824,320</text:p>
          </table:table-cell>
          <table:table-cell office:value-type="float" office:value="98.16" table:style-name="ce52">
            <text:p>98.16</text:p>
          </table:table-cell>
          <table:table-cell office:value-type="float" office:value="647.32000000000005" table:style-name="ce52">
            <text:p>647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-0.24484536082474226" table:style-name="ce56">
            <text:p>–0.24</text:p>
          </table:table-cell>
          <table:table-cell office:value-type="float" office:value="-9.7308952423622974E-2" table:style-name="ce56">
            <text:p>–0.10</text:p>
          </table:table-cell>
          <table:table-cell office:value-type="float" office:value="0.92673108052943376" table:style-name="ce56">
            <text:p>0.93</text:p>
          </table:table-cell>
          <table:table-cell office:value-type="float" office:value="-0.58311182890905777" table:style-name="ce56">
            <text:p>–0.58</text:p>
          </table:table-cell>
          <table:table-cell office:value-type="float" office:value="-0.62536874974795953" table:style-name="ce56">
            <text:p>–0.63</text:p>
          </table:table-cell>
          <table:table-cell office:value-type="float" office:value="-0.54159791445816363" table:style-name="ce56">
            <text:p>–0.54</text:p>
          </table:table-cell>
          <table:table-cell office:value-type="float" office:value="-8.1433224755698599E-2" table:style-name="ce56">
            <text:p>–0.08</text:p>
          </table:table-cell>
          <table:table-cell office:value-type="float" office:value="-0.5820829045783299" table:style-name="ce56">
            <text:p>–0.58</text:p>
          </table:table-cell>
          <table:table-cell office:value-type="float" office:value="-1.5151515151515165" table:style-name="ce56">
            <text:p>–1.52</text:p>
          </table:table-cell>
          <table:table-cell table:style-name="ce57"/>
          <table:table-cell table:number-columns-repeated="16371" table:style-name="ce27"/>
        </table:table-row>
        <table:table-row table:style-name="ro6">
          <table:table-cell office:value-type="string" table:style-name="ce58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-0.25769875016106175" table:style-name="ce59">
            <text:p>–0.26</text:p>
          </table:table-cell>
          <table:table-cell office:value-type="float" office:value="-0.18465541481020362" table:style-name="ce59">
            <text:p>–0.18</text:p>
          </table:table-cell>
          <table:table-cell office:value-type="float" office:value="0.17935656153411997" table:style-name="ce59">
            <text:p>0.18</text:p>
          </table:table-cell>
          <table:table-cell office:value-type="float" office:value="-8.9071913641562486E-2" table:style-name="ce59">
            <text:p>–0.09</text:p>
          </table:table-cell>
          <table:table-cell office:value-type="float" office:value="-8.6246917892916941E-2" table:style-name="ce59">
            <text:p>–0.09</text:p>
          </table:table-cell>
          <table:table-cell office:value-type="float" office:value="-9.1844744359828617E-2" table:style-name="ce59">
            <text:p>–0.09</text:p>
          </table:table-cell>
          <table:table-cell office:value-type="float" office:value="1.0188487009669796E-2" table:style-name="ce59">
            <text:p>0.01</text:p>
          </table:table-cell>
          <table:table-cell office:value-type="float" office:value="-8.7977897482587525E-2" table:style-name="ce59">
            <text:p>–0.09</text:p>
          </table:table-cell>
          <table:table-cell office:value-type="float" office:value="-0.38314176245209913" table:style-name="ce59">
            <text:p>–0.38</text:p>
          </table:table-cell>
          <table:table-cell table:style-name="ce57"/>
          <table:table-cell table:number-columns-repeated="16371" table:style-name="ce27"/>
        </table:table-row>
        <table:table-row table:style-name="ro4">
          <table:table-cell office:value-type="string" table:style-name="ce60">
            <text:p>說明：1.表內列有「－」者表示無數字，「0.00」表示未滿百分之0.005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3"/>
          <table:table-cell table:style-name="ce64"/>
          <table:table-cell office:value-type="string" table:style-name="ce65">
            <text:p><text:s text:c="16"/>內政部戶政司 110年10月8日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8"/>
          <table:table-cell table:number-columns-repeated="16372"/>
        </table:table-row>
        <table:table-row table:style-name="ro4">
          <table:table-cell office:value-type="string" table:style-name="ce69">
            <text:p>　　　3.96年12月，原金門縣烏坵鄉面積因重測修正為1.2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5.98年2月，嘉義縣布袋鎮填海造地致面積增加1.9617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69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505" table:style-name="ro7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8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9">
          <table:table-cell table:style-name="ce6"/>
          <table:table-cell table:number-columns-repeated="4" table:style-name="ce70"/>
          <table:table-cell office:value-type="string" table:style-name="ce71">
            <text:p>中 華 民 國 110 年 9 月 底</text:p>
          </table:table-cell>
          <table:table-cell table:number-columns-repeated="4" table:style-name="ce70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0">
          <table:table-cell office:value-type="string" table:style-name="ce72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3">
            <text:p>36,197.0669</text:p>
          </table:table-cell>
          <table:table-cell office:value-type="float" office:value="368" table:style-name="ce74">
            <text:p>368</text:p>
          </table:table-cell>
          <table:table-cell office:value-type="float" office:value="7741" table:style-name="ce46">
            <text:p>7,741</text:p>
          </table:table-cell>
          <table:table-cell office:value-type="float" office:value="142705" table:style-name="ce46">
            <text:p>142,705</text:p>
          </table:table-cell>
          <table:table-cell office:value-type="float" office:value="9004362" table:style-name="ce46">
            <text:p>9,004,362</text:p>
          </table:table-cell>
          <table:table-cell office:value-type="float" office:value="23430948" table:style-name="ce46">
            <text:p>23,430,948</text:p>
          </table:table-cell>
          <table:table-cell office:value-type="float" office:value="11606628" table:style-name="ce46">
            <text:p>11,606,628</text:p>
          </table:table-cell>
          <table:table-cell office:value-type="float" office:value="11824320" table:style-name="ce46">
            <text:p>11,824,320</text:p>
          </table:table-cell>
          <table:table-cell office:value-type="float" office:value="98.16" table:style-name="ce47">
            <text:p>98.16</text:p>
          </table:table-cell>
          <table:table-cell office:value-type="float" office:value="647.32000000000005" table:style-name="ce47">
            <text:p>647.32</text:p>
          </table:table-cell>
          <table:table-cell office:value-type="float" office:value="2.6" table:style-name="ce48">
            <text:p>2.60</text:p>
          </table:table-cell>
          <table:table-cell table:style-name="ce57"/>
          <table:table-cell table:style-name="ce75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新北市</text:span></text:p>
          </table:table-cell>
          <table:table-cell office:value-type="float" office:value="2052.5666999999999" table:style-name="ce78">
            <text:p>2,052.5667</text:p>
          </table:table-cell>
          <table:table-cell office:value-type="float" office:value="29" table:style-name="ce79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2" table:style-name="ce46">
            <text:p>22,152</text:p>
          </table:table-cell>
          <table:table-cell office:value-type="float" office:value="1620493" table:style-name="ce46">
            <text:p>1,620,493</text:p>
          </table:table-cell>
          <table:table-cell office:value-type="float" office:value="4017632" table:style-name="ce46">
            <text:p>4,017,632</text:p>
          </table:table-cell>
          <table:table-cell office:value-type="float" office:value="1961812" table:style-name="ce46">
            <text:p>1,961,812</text:p>
          </table:table-cell>
          <table:table-cell office:value-type="float" office:value="2055820" table:style-name="ce46">
            <text:p>2,055,820</text:p>
          </table:table-cell>
          <table:table-cell office:value-type="float" office:value="95.43" table:style-name="ce47">
            <text:p>95.43</text:p>
          </table:table-cell>
          <table:table-cell office:value-type="float" office:value="1957.37" table:style-name="ce47">
            <text:p>1,957.37</text:p>
          </table:table-cell>
          <table:table-cell office:value-type="float" office:value="2.48" table:style-name="ce48">
            <text:p>2.48</text:p>
          </table:table-cell>
          <table:table-cell table:style-name="ce57"/>
          <table:table-cell table:style-name="ce80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78">
            <text:p>271.7997</text:p>
          </table:table-cell>
          <table:table-cell office:value-type="float" office:value="12" table:style-name="ce79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2" table:style-name="ce46">
            <text:p>9,572</text:p>
          </table:table-cell>
          <table:table-cell office:value-type="float" office:value="1057327" table:style-name="ce46">
            <text:p>1,057,327</text:p>
          </table:table-cell>
          <table:table-cell office:value-type="float" office:value="2544720" table:style-name="ce46">
            <text:p>2,544,720</text:p>
          </table:table-cell>
          <table:table-cell office:value-type="float" office:value="1211361" table:style-name="ce46">
            <text:p>1,211,361</text:p>
          </table:table-cell>
          <table:table-cell office:value-type="float" office:value="1333359" table:style-name="ce46">
            <text:p>1,333,359</text:p>
          </table:table-cell>
          <table:table-cell office:value-type="float" office:value="90.85" table:style-name="ce47">
            <text:p>90.85</text:p>
          </table:table-cell>
          <table:table-cell office:value-type="float" office:value="9362.48" table:style-name="ce47">
            <text:p>9,362.48</text:p>
          </table:table-cell>
          <table:table-cell office:value-type="float" office:value="2.41" table:style-name="ce48">
            <text:p>2.41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桃園市</text:span></text:p>
          </table:table-cell>
          <table:table-cell office:value-type="float" office:value="1220.954" table:style-name="ce78">
            <text:p>1,220.9540</text:p>
          </table:table-cell>
          <table:table-cell office:value-type="float" office:value="13" table:style-name="ce79">
            <text:p>13</text:p>
          </table:table-cell>
          <table:table-cell office:value-type="float" office:value="504" table:style-name="ce46">
            <text:p>504</text:p>
          </table:table-cell>
          <table:table-cell office:value-type="float" office:value="11885" table:style-name="ce46">
            <text:p>11,885</text:p>
          </table:table-cell>
          <table:table-cell office:value-type="float" office:value="860144" table:style-name="ce46">
            <text:p>860,144</text:p>
          </table:table-cell>
          <table:table-cell office:value-type="float" office:value="2272812" table:style-name="ce46">
            <text:p>2,272,812</text:p>
          </table:table-cell>
          <table:table-cell office:value-type="float" office:value="1125649" table:style-name="ce46">
            <text:p>1,125,649</text:p>
          </table:table-cell>
          <table:table-cell office:value-type="float" office:value="1147163" table:style-name="ce46">
            <text:p>1,147,163</text:p>
          </table:table-cell>
          <table:table-cell office:value-type="float" office:value="98.12" table:style-name="ce47">
            <text:p>98.12</text:p>
          </table:table-cell>
          <table:table-cell office:value-type="float" office:value="1861.51" table:style-name="ce47">
            <text:p>1,861.51</text:p>
          </table:table-cell>
          <table:table-cell office:value-type="float" office:value="2.64" table:style-name="ce48">
            <text:p>2.64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臺中市</text:span></text:p>
          </table:table-cell>
          <table:table-cell office:value-type="float" office:value="2214.8968" table:style-name="ce78">
            <text:p>2,214.8968</text:p>
          </table:table-cell>
          <table:table-cell office:value-type="float" office:value="29" table:style-name="ce79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14864" table:style-name="ce46">
            <text:p>1,014,864</text:p>
          </table:table-cell>
          <table:table-cell office:value-type="float" office:value="2816393" table:style-name="ce46">
            <text:p>2,816,393</text:p>
          </table:table-cell>
          <table:table-cell office:value-type="float" office:value="1382499" table:style-name="ce46">
            <text:p>1,382,499</text:p>
          </table:table-cell>
          <table:table-cell office:value-type="float" office:value="1433894" table:style-name="ce46">
            <text:p>1,433,894</text:p>
          </table:table-cell>
          <table:table-cell office:value-type="float" office:value="96.42" table:style-name="ce47">
            <text:p>96.42</text:p>
          </table:table-cell>
          <table:table-cell office:value-type="float" office:value="1271.57" table:style-name="ce47">
            <text:p>1,271.57</text:p>
          </table:table-cell>
          <table:table-cell office:value-type="float" office:value="2.78" table:style-name="ce48">
            <text:p>2.78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臺南市</text:span></text:p>
          </table:table-cell>
          <table:table-cell office:value-type="float" office:value="2191.6531" table:style-name="ce78">
            <text:p>2,191.6531</text:p>
          </table:table-cell>
          <table:table-cell office:value-type="float" office:value="37" table:style-name="ce79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6" table:style-name="ce46">
            <text:p>9,656</text:p>
          </table:table-cell>
          <table:table-cell office:value-type="float" office:value="709627" table:style-name="ce46">
            <text:p>709,627</text:p>
          </table:table-cell>
          <table:table-cell office:value-type="float" office:value="1866073" table:style-name="ce46">
            <text:p>1,866,073</text:p>
          </table:table-cell>
          <table:table-cell office:value-type="float" office:value="929345" table:style-name="ce46">
            <text:p>929,345</text:p>
          </table:table-cell>
          <table:table-cell office:value-type="float" office:value="936728" table:style-name="ce46">
            <text:p>936,728</text:p>
          </table:table-cell>
          <table:table-cell office:value-type="float" office:value="99.21" table:style-name="ce47">
            <text:p>99.21</text:p>
          </table:table-cell>
          <table:table-cell office:value-type="float" office:value="851.45" table:style-name="ce47">
            <text:p>851.45</text:p>
          </table:table-cell>
          <table:table-cell office:value-type="float" office:value="2.63" table:style-name="ce48">
            <text:p>2.63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高雄市</text:span></text:p>
          </table:table-cell>
          <table:table-cell office:value-type="float" office:value="2951.8524000000002" table:style-name="ce78">
            <text:p>2,951.8524</text:p>
          </table:table-cell>
          <table:table-cell office:value-type="float" office:value="38" table:style-name="ce79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8474" table:style-name="ce46">
            <text:p>1,128,474</text:p>
          </table:table-cell>
          <table:table-cell office:value-type="float" office:value="2751317" table:style-name="ce46">
            <text:p>2,751,317</text:p>
          </table:table-cell>
          <table:table-cell office:value-type="float" office:value="1356111" table:style-name="ce46">
            <text:p>1,356,111</text:p>
          </table:table-cell>
          <table:table-cell office:value-type="float" office:value="1395206" table:style-name="ce46">
            <text:p>1,395,206</text:p>
          </table:table-cell>
          <table:table-cell office:value-type="float" office:value="97.2" table:style-name="ce47">
            <text:p>97.20</text:p>
          </table:table-cell>
          <table:table-cell office:value-type="float" office:value="932.06" table:style-name="ce47">
            <text:p>932.06</text:p>
          </table:table-cell>
          <table:table-cell office:value-type="float" office:value="2.44" table:style-name="ce48">
            <text:p>2.4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臺灣省</text:span></text:p>
          </table:table-cell>
          <table:table-cell office:value-type="float" office:value="25110.003700000001" table:style-name="ce78">
            <text:p>25,110.0037</text:p>
          </table:table-cell>
          <table:table-cell office:value-type="float" office:value="200" table:style-name="ce79">
            <text:p>200</text:p>
          </table:table-cell>
          <table:table-cell office:value-type="float" office:value="3525" table:style-name="ce46">
            <text:p>3,525</text:p>
          </table:table-cell>
          <table:table-cell office:value-type="float" office:value="58678" table:style-name="ce46">
            <text:p>58,678</text:p>
          </table:table-cell>
          <table:table-cell office:value-type="float" office:value="2567529" table:style-name="ce46">
            <text:p>2,567,529</text:p>
          </table:table-cell>
          <table:table-cell office:value-type="float" office:value="7007716" table:style-name="ce46">
            <text:p>7,007,716</text:p>
          </table:table-cell>
          <table:table-cell office:value-type="float" office:value="3561871" table:style-name="ce46">
            <text:p>3,561,871</text:p>
          </table:table-cell>
          <table:table-cell office:value-type="float" office:value="3445845" table:style-name="ce46">
            <text:p>3,445,845</text:p>
          </table:table-cell>
          <table:table-cell office:value-type="float" office:value="103.37" table:style-name="ce47">
            <text:p>103.37</text:p>
          </table:table-cell>
          <table:table-cell office:value-type="float" office:value="279.08" table:style-name="ce47">
            <text:p>279.08</text:p>
          </table:table-cell>
          <table:table-cell office:value-type="float" office:value="2.73" table:style-name="ce48">
            <text:p>2.7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宜蘭縣</text:span></text:p>
          </table:table-cell>
          <table:table-cell office:value-type="float" office:value="2143.6251000000002" table:style-name="ce87">
            <text:p>2,143.6251</text:p>
          </table:table-cell>
          <table:table-cell office:value-type="float" office:value="12" table:style-name="ce88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0" table:style-name="ce51">
            <text:p>3,660</text:p>
          </table:table-cell>
          <table:table-cell office:value-type="float" office:value="174071" table:style-name="ce51">
            <text:p>174,071</text:p>
          </table:table-cell>
          <table:table-cell office:value-type="float" office:value="451422" table:style-name="ce51">
            <text:p>451,422</text:p>
          </table:table-cell>
          <table:table-cell office:value-type="float" office:value="227385" table:style-name="ce51">
            <text:p>227,385</text:p>
          </table:table-cell>
          <table:table-cell office:value-type="float" office:value="224037" table:style-name="ce51">
            <text:p>224,037</text:p>
          </table:table-cell>
          <table:table-cell office:value-type="float" office:value="101.49" table:style-name="ce52">
            <text:p>101.49</text:p>
          </table:table-cell>
          <table:table-cell office:value-type="float" office:value="210.59" table:style-name="ce52">
            <text:p>210.59</text:p>
          </table:table-cell>
          <table:table-cell office:value-type="float" office:value="2.59" table:style-name="ce53">
            <text:p>2.59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新竹縣</text:span></text:p>
          </table:table-cell>
          <table:table-cell office:value-type="float" office:value="1427.5369000000001" table:style-name="ce87">
            <text:p>1,427.5369</text:p>
          </table:table-cell>
          <table:table-cell office:value-type="float" office:value="13" table:style-name="ce88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16" table:style-name="ce51">
            <text:p>3,316</text:p>
          </table:table-cell>
          <table:table-cell office:value-type="float" office:value="209962" table:style-name="ce51">
            <text:p>209,962</text:p>
          </table:table-cell>
          <table:table-cell office:value-type="float" office:value="574512" table:style-name="ce51">
            <text:p>574,512</text:p>
          </table:table-cell>
          <table:table-cell office:value-type="float" office:value="293279" table:style-name="ce51">
            <text:p>293,279</text:p>
          </table:table-cell>
          <table:table-cell office:value-type="float" office:value="281233" table:style-name="ce51">
            <text:p>281,233</text:p>
          </table:table-cell>
          <table:table-cell office:value-type="float" office:value="104.28" table:style-name="ce52">
            <text:p>104.28</text:p>
          </table:table-cell>
          <table:table-cell office:value-type="float" office:value="402.45" table:style-name="ce52">
            <text:p>402.45</text:p>
          </table:table-cell>
          <table:table-cell office:value-type="float" office:value="2.74" table:style-name="ce53">
            <text:p>2.7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苗栗縣</text:span></text:p>
          </table:table-cell>
          <table:table-cell office:value-type="float" office:value="1820.3149000000001" table:style-name="ce87">
            <text:p>1,820.3149</text:p>
          </table:table-cell>
          <table:table-cell office:value-type="float" office:value="18" table:style-name="ce88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6" table:style-name="ce51">
            <text:p>4,696</text:p>
          </table:table-cell>
          <table:table-cell office:value-type="float" office:value="195208" table:style-name="ce51">
            <text:p>195,208</text:p>
          </table:table-cell>
          <table:table-cell office:value-type="float" office:value="539361" table:style-name="ce51">
            <text:p>539,361</text:p>
          </table:table-cell>
          <table:table-cell office:value-type="float" office:value="278012" table:style-name="ce51">
            <text:p>278,012</text:p>
          </table:table-cell>
          <table:table-cell office:value-type="float" office:value="261349" table:style-name="ce51">
            <text:p>261,349</text:p>
          </table:table-cell>
          <table:table-cell office:value-type="float" office:value="106.38" table:style-name="ce52">
            <text:p>106.38</text:p>
          </table:table-cell>
          <table:table-cell office:value-type="float" office:value="296.3" table:style-name="ce52">
            <text:p>296.30</text:p>
          </table:table-cell>
          <table:table-cell office:value-type="float" office:value="2.76" table:style-name="ce53">
            <text:p>2.7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彰化縣</text:span></text:p>
          </table:table-cell>
          <table:table-cell office:value-type="float" office:value="1074.396" table:style-name="ce87">
            <text:p>1,074.3960</text:p>
          </table:table-cell>
          <table:table-cell office:value-type="float" office:value="26" table:style-name="ce88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78" table:style-name="ce51">
            <text:p>9,178</text:p>
          </table:table-cell>
          <table:table-cell office:value-type="float" office:value="398859" table:style-name="ce51">
            <text:p>398,859</text:p>
          </table:table-cell>
          <table:table-cell office:value-type="float" office:value="1257992" table:style-name="ce51">
            <text:p>1,257,992</text:p>
          </table:table-cell>
          <table:table-cell office:value-type="float" office:value="639195" table:style-name="ce51">
            <text:p>639,195</text:p>
          </table:table-cell>
          <table:table-cell office:value-type="float" office:value="618797" table:style-name="ce51">
            <text:p>618,797</text:p>
          </table:table-cell>
          <table:table-cell office:value-type="float" office:value="103.3" table:style-name="ce52">
            <text:p>103.30</text:p>
          </table:table-cell>
          <table:table-cell office:value-type="float" office:value="1170.8800000000001" table:style-name="ce52">
            <text:p>1,170.88</text:p>
          </table:table-cell>
          <table:table-cell office:value-type="float" office:value="3.15" table:style-name="ce53">
            <text:p>3.1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南投縣</text:span></text:p>
          </table:table-cell>
          <table:table-cell office:value-type="float" office:value="4106.4359999999997" table:style-name="ce87">
            <text:p>4,106.4360</text:p>
          </table:table-cell>
          <table:table-cell office:value-type="float" office:value="13" table:style-name="ce88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983" table:style-name="ce51">
            <text:p>179,983</text:p>
          </table:table-cell>
          <table:table-cell office:value-type="float" office:value="486455" table:style-name="ce51">
            <text:p>486,455</text:p>
          </table:table-cell>
          <table:table-cell office:value-type="float" office:value="248511" table:style-name="ce51">
            <text:p>248,511</text:p>
          </table:table-cell>
          <table:table-cell office:value-type="float" office:value="237944" table:style-name="ce51">
            <text:p>237,944</text:p>
          </table:table-cell>
          <table:table-cell office:value-type="float" office:value="104.44" table:style-name="ce52">
            <text:p>104.44</text:p>
          </table:table-cell>
          <table:table-cell office:value-type="float" office:value="118.46" table:style-name="ce52">
            <text:p>118.46</text:p>
          </table:table-cell>
          <table:table-cell office:value-type="float" office:value="2.7" table:style-name="ce53">
            <text:p>2.70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雲林縣</text:span></text:p>
          </table:table-cell>
          <table:table-cell office:value-type="float" office:value="1290.8326" table:style-name="ce87">
            <text:p>1,290.8326</text:p>
          </table:table-cell>
          <table:table-cell office:value-type="float" office:value="20" table:style-name="ce88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80" table:style-name="ce51">
            <text:p>6,480</text:p>
          </table:table-cell>
          <table:table-cell office:value-type="float" office:value="244854" table:style-name="ce51">
            <text:p>244,854</text:p>
          </table:table-cell>
          <table:table-cell office:value-type="float" office:value="671686" table:style-name="ce51">
            <text:p>671,686</text:p>
          </table:table-cell>
          <table:table-cell office:value-type="float" office:value="347254" table:style-name="ce51">
            <text:p>347,254</text:p>
          </table:table-cell>
          <table:table-cell office:value-type="float" office:value="324432" table:style-name="ce51">
            <text:p>324,432</text:p>
          </table:table-cell>
          <table:table-cell office:value-type="float" office:value="107.03" table:style-name="ce52">
            <text:p>107.03</text:p>
          </table:table-cell>
          <table:table-cell office:value-type="float" office:value="520.35" table:style-name="ce52">
            <text:p>520.35</text:p>
          </table:table-cell>
          <table:table-cell office:value-type="float" office:value="2.74" table:style-name="ce53">
            <text:p>2.7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嘉義縣</text:span></text:p>
          </table:table-cell>
          <table:table-cell office:value-type="float" office:value="1903.6367" table:style-name="ce87">
            <text:p>1,903.6367</text:p>
          </table:table-cell>
          <table:table-cell office:value-type="float" office:value="18" table:style-name="ce88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8" table:style-name="ce51">
            <text:p>5,368</text:p>
          </table:table-cell>
          <table:table-cell office:value-type="float" office:value="185163" table:style-name="ce51">
            <text:p>185,163</text:p>
          </table:table-cell>
          <table:table-cell office:value-type="float" office:value="494868" table:style-name="ce51">
            <text:p>494,868</text:p>
          </table:table-cell>
          <table:table-cell office:value-type="float" office:value="256657" table:style-name="ce51">
            <text:p>256,657</text:p>
          </table:table-cell>
          <table:table-cell office:value-type="float" office:value="238211" table:style-name="ce51">
            <text:p>238,211</text:p>
          </table:table-cell>
          <table:table-cell office:value-type="float" office:value="107.74" table:style-name="ce52">
            <text:p>107.74</text:p>
          </table:table-cell>
          <table:table-cell office:value-type="float" office:value="259.95999999999998" table:style-name="ce52">
            <text:p>259.96</text:p>
          </table:table-cell>
          <table:table-cell office:value-type="float" office:value="2.67" table:style-name="ce53">
            <text:p>2.6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屏東縣</text:span></text:p>
          </table:table-cell>
          <table:table-cell office:value-type="float" office:value="2775.6003000000001" table:style-name="ce87">
            <text:p>2,775.6003</text:p>
          </table:table-cell>
          <table:table-cell office:value-type="float" office:value="33" table:style-name="ce88">
            <text:p>33</text:p>
          </table:table-cell>
          <table:table-cell office:value-type="float" office:value="443" table:style-name="ce51">
            <text:p>443</text:p>
          </table:table-cell>
          <table:table-cell office:value-type="float" office:value="7103" table:style-name="ce51">
            <text:p>7,103</text:p>
          </table:table-cell>
          <table:table-cell office:value-type="float" office:value="293118" table:style-name="ce51">
            <text:p>293,118</text:p>
          </table:table-cell>
          <table:table-cell office:value-type="float" office:value="806305" table:style-name="ce51">
            <text:p>806,305</text:p>
          </table:table-cell>
          <table:table-cell office:value-type="float" office:value="410625" table:style-name="ce51">
            <text:p>410,625</text:p>
          </table:table-cell>
          <table:table-cell office:value-type="float" office:value="395680" table:style-name="ce51">
            <text:p>395,680</text:p>
          </table:table-cell>
          <table:table-cell office:value-type="float" office:value="103.78" table:style-name="ce52">
            <text:p>103.78</text:p>
          </table:table-cell>
          <table:table-cell office:value-type="float" office:value="290.5" table:style-name="ce52">
            <text:p>290.50</text:p>
          </table:table-cell>
          <table:table-cell office:value-type="float" office:value="2.75" table:style-name="ce53">
            <text:p>2.7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臺東縣</text:span></text:p>
          </table:table-cell>
          <table:table-cell office:value-type="float" office:value="3515.2525999999998" table:style-name="ce87">
            <text:p>3,515.2526</text:p>
          </table:table-cell>
          <table:table-cell office:value-type="float" office:value="16" table:style-name="ce88">
            <text:p>16</text:p>
          </table:table-cell>
          <table:table-cell office:value-type="float" office:value="147" table:style-name="ce51">
            <text:p>147</text:p>
          </table:table-cell>
          <table:table-cell office:value-type="float" office:value="2678" table:style-name="ce51">
            <text:p>2,678</text:p>
          </table:table-cell>
          <table:table-cell office:value-type="float" office:value="84102" table:style-name="ce51">
            <text:p>84,102</text:p>
          </table:table-cell>
          <table:table-cell office:value-type="float" office:value="213818" table:style-name="ce51">
            <text:p>213,818</text:p>
          </table:table-cell>
          <table:table-cell office:value-type="float" office:value="109771" table:style-name="ce51">
            <text:p>109,771</text:p>
          </table:table-cell>
          <table:table-cell office:value-type="float" office:value="104047" table:style-name="ce51">
            <text:p>104,047</text:p>
          </table:table-cell>
          <table:table-cell office:value-type="float" office:value="105.5" table:style-name="ce52">
            <text:p>105.50</text:p>
          </table:table-cell>
          <table:table-cell office:value-type="float" office:value="60.83" table:style-name="ce52">
            <text:p>60.83</text:p>
          </table:table-cell>
          <table:table-cell office:value-type="float" office:value="2.54" table:style-name="ce53">
            <text:p>2.5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花蓮縣</text:span></text:p>
          </table:table-cell>
          <table:table-cell office:value-type="float" office:value="4628.5713999999998" table:style-name="ce87">
            <text:p>4,628.5714</text:p>
          </table:table-cell>
          <table:table-cell office:value-type="float" office:value="13" table:style-name="ce88">
            <text:p>13</text:p>
          </table:table-cell>
          <table:table-cell office:value-type="float" office:value="176" table:style-name="ce51">
            <text:p>176</text:p>
          </table:table-cell>
          <table:table-cell office:value-type="float" office:value="3621" table:style-name="ce51">
            <text:p>3,621</text:p>
          </table:table-cell>
          <table:table-cell office:value-type="float" office:value="127919" table:style-name="ce51">
            <text:p>127,919</text:p>
          </table:table-cell>
          <table:table-cell office:value-type="float" office:value="322260" table:style-name="ce51">
            <text:p>322,260</text:p>
          </table:table-cell>
          <table:table-cell office:value-type="float" office:value="162865" table:style-name="ce51">
            <text:p>162,865</text:p>
          </table:table-cell>
          <table:table-cell office:value-type="float" office:value="159395" table:style-name="ce51">
            <text:p>159,395</text:p>
          </table:table-cell>
          <table:table-cell office:value-type="float" office:value="102.18" table:style-name="ce52">
            <text:p>102.18</text:p>
          </table:table-cell>
          <table:table-cell office:value-type="float" office:value="69.62" table:style-name="ce52">
            <text:p>69.62</text:p>
          </table:table-cell>
          <table:table-cell office:value-type="float" office:value="2.52" table:style-name="ce53">
            <text:p>2.5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澎湖縣</text:span></text:p>
          </table:table-cell>
          <table:table-cell office:value-type="float" office:value="126.86409999999999" table:style-name="ce87">
            <text:p>126.8641</text:p>
          </table:table-cell>
          <table:table-cell office:value-type="float" office:value="6" table:style-name="ce88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2245" table:style-name="ce51">
            <text:p>42,245</text:p>
          </table:table-cell>
          <table:table-cell office:value-type="float" office:value="106036" table:style-name="ce51">
            <text:p>106,036</text:p>
          </table:table-cell>
          <table:table-cell office:value-type="float" office:value="54583" table:style-name="ce51">
            <text:p>54,583</text:p>
          </table:table-cell>
          <table:table-cell office:value-type="float" office:value="51453" table:style-name="ce51">
            <text:p>51,453</text:p>
          </table:table-cell>
          <table:table-cell office:value-type="float" office:value="106.08" table:style-name="ce52">
            <text:p>106.08</text:p>
          </table:table-cell>
          <table:table-cell office:value-type="float" office:value="835.82" table:style-name="ce52">
            <text:p>835.82</text:p>
          </table:table-cell>
          <table:table-cell office:value-type="float" office:value="2.5099999999999998" table:style-name="ce53">
            <text:p>2.51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基隆市</text:span></text:p>
          </table:table-cell>
          <table:table-cell office:value-type="float" office:value="132.75890000000001" table:style-name="ce87">
            <text:p>132.7589</text:p>
          </table:table-cell>
          <table:table-cell office:value-type="float" office:value="7" table:style-name="ce88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5" table:style-name="ce51">
            <text:p>3,325</text:p>
          </table:table-cell>
          <table:table-cell office:value-type="float" office:value="156260" table:style-name="ce51">
            <text:p>156,260</text:p>
          </table:table-cell>
          <table:table-cell office:value-type="float" office:value="365117" table:style-name="ce51">
            <text:p>365,117</text:p>
          </table:table-cell>
          <table:table-cell office:value-type="float" office:value="182031" table:style-name="ce51">
            <text:p>182,031</text:p>
          </table:table-cell>
          <table:table-cell office:value-type="float" office:value="183086" table:style-name="ce51">
            <text:p>183,086</text:p>
          </table:table-cell>
          <table:table-cell office:value-type="float" office:value="99.42" table:style-name="ce52">
            <text:p>99.42</text:p>
          </table:table-cell>
          <table:table-cell office:value-type="float" office:value="2750.23" table:style-name="ce52">
            <text:p>2,750.23</text:p>
          </table:table-cell>
          <table:table-cell office:value-type="float" office:value="2.34" table:style-name="ce53">
            <text:p>2.3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新竹市</text:span></text:p>
          </table:table-cell>
          <table:table-cell office:value-type="float" office:value="104.15260000000001" table:style-name="ce87">
            <text:p>104.1526</text:p>
          </table:table-cell>
          <table:table-cell office:value-type="float" office:value="3" table:style-name="ce88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1" table:style-name="ce51">
            <text:p>2,171</text:p>
          </table:table-cell>
          <table:table-cell office:value-type="float" office:value="173974" table:style-name="ce51">
            <text:p>173,974</text:p>
          </table:table-cell>
          <table:table-cell office:value-type="float" office:value="452882" table:style-name="ce51">
            <text:p>452,882</text:p>
          </table:table-cell>
          <table:table-cell office:value-type="float" office:value="223677" table:style-name="ce51">
            <text:p>223,677</text:p>
          </table:table-cell>
          <table:table-cell office:value-type="float" office:value="229205" table:style-name="ce51">
            <text:p>229,205</text:p>
          </table:table-cell>
          <table:table-cell office:value-type="float" office:value="97.59" table:style-name="ce52">
            <text:p>97.59</text:p>
          </table:table-cell>
          <table:table-cell office:value-type="float" office:value="4348.25" table:style-name="ce52">
            <text:p>4,348.25</text:p>
          </table:table-cell>
          <table:table-cell office:value-type="float" office:value="2.6" table:style-name="ce53">
            <text:p>2.60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嘉義市</text:span></text:p>
          </table:table-cell>
          <table:table-cell office:value-type="float" office:value="60.025599999999997" table:style-name="ce87">
            <text:p>60.0256</text:p>
          </table:table-cell>
          <table:table-cell office:value-type="float" office:value="2" table:style-name="ce88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3" table:style-name="ce51">
            <text:p>1,413</text:p>
          </table:table-cell>
          <table:table-cell office:value-type="float" office:value="101811" table:style-name="ce51">
            <text:p>101,811</text:p>
          </table:table-cell>
          <table:table-cell office:value-type="float" office:value="265002" table:style-name="ce51">
            <text:p>265,002</text:p>
          </table:table-cell>
          <table:table-cell office:value-type="float" office:value="128026" table:style-name="ce51">
            <text:p>128,026</text:p>
          </table:table-cell>
          <table:table-cell office:value-type="float" office:value="136976" table:style-name="ce51">
            <text:p>136,976</text:p>
          </table:table-cell>
          <table:table-cell office:value-type="float" office:value="93.47" table:style-name="ce52">
            <text:p>93.47</text:p>
          </table:table-cell>
          <table:table-cell office:value-type="float" office:value="4414.82" table:style-name="ce52">
            <text:p>4,414.82</text:p>
          </table:table-cell>
          <table:table-cell office:value-type="float" office:value="2.6" table:style-name="ce53">
            <text:p>2.60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福建省</text:span></text:p>
          </table:table-cell>
          <table:table-cell office:value-type="float" office:value="180.45600000000002" table:style-name="ce87">
            <text:p>180.4560</text:p>
          </table:table-cell>
          <table:table-cell office:value-type="float" office:value="10" table:style-name="ce79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5904" table:style-name="ce46">
            <text:p>45,904</text:p>
          </table:table-cell>
          <table:table-cell office:value-type="float" office:value="154285" table:style-name="ce46">
            <text:p>154,285</text:p>
          </table:table-cell>
          <table:table-cell office:value-type="float" office:value="77980" table:style-name="ce46">
            <text:p>77,980</text:p>
          </table:table-cell>
          <table:table-cell office:value-type="float" office:value="76305" table:style-name="ce46">
            <text:p>76,305</text:p>
          </table:table-cell>
          <table:table-cell office:value-type="float" office:value="102.2" table:style-name="ce47">
            <text:p>102.20</text:p>
          </table:table-cell>
          <table:table-cell office:value-type="float" office:value="854.97" table:style-name="ce47">
            <text:p>854.97</text:p>
          </table:table-cell>
          <table:table-cell office:value-type="float" office:value="3.36" table:style-name="ce48">
            <text:p>3.3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金門縣</text:span></text:p>
          </table:table-cell>
          <table:table-cell office:value-type="float" office:value="151.65600000000001" table:style-name="ce87">
            <text:p>151.6560</text:p>
          </table:table-cell>
          <table:table-cell office:value-type="float" office:value="6" table:style-name="ce88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415" table:style-name="ce51">
            <text:p>42,415</text:p>
          </table:table-cell>
          <table:table-cell office:value-type="float" office:value="140856" table:style-name="ce51">
            <text:p>140,856</text:p>
          </table:table-cell>
          <table:table-cell office:value-type="float" office:value="70209" table:style-name="ce51">
            <text:p>70,209</text:p>
          </table:table-cell>
          <table:table-cell office:value-type="float" office:value="70647" table:style-name="ce51">
            <text:p>70,647</text:p>
          </table:table-cell>
          <table:table-cell office:value-type="float" office:value="99.38" table:style-name="ce52">
            <text:p>99.38</text:p>
          </table:table-cell>
          <table:table-cell office:value-type="float" office:value="928.79" table:style-name="ce52">
            <text:p>928.79</text:p>
          </table:table-cell>
          <table:table-cell office:value-type="float" office:value="3.32" table:style-name="ce53">
            <text:p>3.3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連江縣</text:span></text:p>
          </table:table-cell>
          <table:table-cell office:value-type="float" office:value="28.8" table:style-name="ce87">
            <text:p>28.8000</text:p>
          </table:table-cell>
          <table:table-cell office:value-type="float" office:value="4" table:style-name="ce88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489" table:style-name="ce51">
            <text:p>3,489</text:p>
          </table:table-cell>
          <table:table-cell office:value-type="float" office:value="13429" table:style-name="ce51">
            <text:p>13,429</text:p>
          </table:table-cell>
          <table:table-cell office:value-type="float" office:value="7771" table:style-name="ce51">
            <text:p>7,771</text:p>
          </table:table-cell>
          <table:table-cell office:value-type="float" office:value="5658" table:style-name="ce51">
            <text:p>5,658</text:p>
          </table:table-cell>
          <table:table-cell office:value-type="float" office:value="137.35" table:style-name="ce52">
            <text:p>137.35</text:p>
          </table:table-cell>
          <table:table-cell office:value-type="float" office:value="466.28" table:style-name="ce52">
            <text:p>466.28</text:p>
          </table:table-cell>
          <table:table-cell office:value-type="float" office:value="3.85" table:style-name="ce53">
            <text:p>3.85</text:p>
          </table:table-cell>
          <table:table-cell table:style-name="ce57"/>
          <table:table-cell table:style-name="ce89"/>
          <table:table-cell table:style-name="ce81"/>
          <table:table-cell table:style-name="ce90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87">
            <text:p>2.3800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style-name="ce57"/>
          <table:table-cell table:style-name="ce89"/>
          <table:table-cell table:style-name="ce81"/>
          <table:table-cell table:style-name="ce93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4">
            <text:p>0.5045</text:p>
          </table:table-cell>
          <table:table-cell office:value-type="string" table:style-name="ce95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number-columns-repeated="16372" table:style-name="ce27"/>
        </table:table-row>
        <table:table-row table:style-name="ro12">
          <table:table-cell table:style-name="ce96"/>
          <table:table-cell table:style-name="ce97"/>
          <table:table-cell table:style-name="ce98"/>
          <table:table-cell table:number-columns-repeated="6" table:style-name="ce99"/>
          <table:table-cell table:number-columns-repeated="3" table:style-name="ce100"/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說明：1.本表村里數及鄰數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office:value-type="string" table:style-name="ce65">
            <text:p><text:s text:c="16"/>內政部戶政司 110年10月8日編製</text:p>
          </table:table-cell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　　　2.96年12月起，我國土地面積增列東沙群島東沙島(2.38平方公里)及南沙群島太平島(0.4896平方公里)，由高雄市代管；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　　　 <text:s text:c="2"/>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4">
          <table:table-cell office:value-type="string" table:style-name="ce69">
            <text:p>　　　3.104年12月南沙太平島交通基礎整建工程竣工，增加面積0.0149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number-rows-repeated="1048540" table:style-name="ro7">
          <table:table-cell table:number-columns-repeated="16384"/>
        </table:table-row>
      </table:table>
      <table:table table:name="'file:///C:/Users/moi1849/Desktop/123/3/1.月報/06速(月)報套印/11009/上網各月速報公式(9月).xls'#說明" table:style-name="ta3">
        <table:table-source xlink:href="file:///C:/Users/moi1849/Desktop/123/3/1.月報/06速(月)報套印/11009/上網各月速報公式(9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60" table:style-name="ta3">
        <table:table-source xlink:href="file:///C:/Users/moi1849/Desktop/123/3/1.月報/06速(月)報套印/11009/上網各月速報公式(9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70" table:style-name="ta3">
        <table:table-source xlink:href="file:///C:/Users/moi1849/Desktop/123/3/1.月報/06速(月)報套印/11009/上網各月速報公式(9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B0" table:style-name="ta3">
        <table:table-source xlink:href="file:///C:/Users/moi1849/Desktop/123/3/1.月報/06速(月)報套印/11009/上網各月速報公式(9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月別" table:style-name="ta3">
        <table:table-source xlink:href="file:///C:/Users/moi1849/Desktop/123/3/1.月報/06速(月)報套印/11009/上網各月速報公式(9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縣市別" table:style-name="ta3">
        <table:table-source xlink:href="file:///C:/Users/moi1849/Desktop/123/3/1.月報/06速(月)報套印/11009/上網各月速報公式(9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齡結構" table:style-name="ta3">
        <table:table-source xlink:href="file:///C:/Users/moi1849/Desktop/123/3/1.月報/06速(月)報套印/11009/上網各月速報公式(9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資料分析" table:style-name="ta3">
        <table:table-source xlink:href="file:///C:/Users/moi1849/Desktop/123/3/1.月報/06速(月)報套印/11009/上網各月速報公式(9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分析(草稿)" table:style-name="ta3">
        <table:table-source xlink:href="file:///C:/Users/moi1849/Desktop/123/3/1.月報/06速(月)報套印/11009/上網各月速報公式(9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年月別" table:style-name="ta3">
        <table:table-source xlink:href="file:///C:/Users/moi1849/Desktop/123/3/1.月報/06速(月)報套印/11009/上網各月速報公式(9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縣市別" table:style-name="ta3">
        <table:table-source xlink:href="file:///C:/Users/moi1849/Desktop/123/3/1.月報/06速(月)報套印/11009/上網各月速報公式(9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4-單一年齡" table:style-name="ta3">
        <table:table-source xlink:href="file:///C:/Users/moi1849/Desktop/123/3/1.月報/06速(月)報套印/11009/上網各月速報公式(9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5-年齡結構" table:style-name="ta3">
        <table:table-source xlink:href="file:///C:/Users/moi1849/Desktop/123/3/1.月報/06速(月)報套印/11009/上網各月速報公式(9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6-人口增加&amp;生死結離" table:style-name="ta3">
        <table:table-source xlink:href="file:///C:/Users/moi1849/Desktop/123/3/1.月報/06速(月)報套印/11009/上網各月速報公式(9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年月別" table:style-name="ta3">
        <table:table-source xlink:href="file:///C:/Users/moi1849/Desktop/123/3/1.月報/06速(月)報套印/11009/上網各月速報公式(9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縣市別" table:style-name="ta3">
        <table:table-source xlink:href="file:///C:/Users/moi1849/Desktop/123/3/1.月報/06速(月)報套印/11009/上網各月速報公式(9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年月別" table:style-name="ta3">
        <table:table-source xlink:href="file:///C:/Users/moi1849/Desktop/123/3/1.月報/06速(月)報套印/11009/上網各月速報公式(9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縣市別" table:style-name="ta3">
        <table:table-source xlink:href="file:///C:/Users/moi1849/Desktop/123/3/1.月報/06速(月)報套印/11009/上網各月速報公式(9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1-遷徙" table:style-name="ta3">
        <table:table-source xlink:href="file:///C:/Users/moi1849/Desktop/123/3/1.月報/06速(月)報套印/11009/上網各月速報公式(9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0-05T05:44:08Z</meta:creation-date>
    <dc:date>2021-10-05T05:44:49Z</dc:date>
  </office:meta>
</office:document-meta>
</file>